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 style:data-style-name="N2" text:time-value="12:54:12.25213655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1-26T14:34:36.298952130</dc:date>
    <dc:creator>Jesus Castagnetto</dc:creator>
    <meta:editing-duration>P9DT5H23M39S</meta:editing-duration>
    <meta:editing-cycles>847</meta:editing-cycles>
    <meta:generator>LibreOffice/7.2.2.2$Linux_X86_64 LibreOffice_project/20$Build-2</meta:generator>
    <meta:document-statistic meta:table-count="1" meta:cell-count="6070" meta:object-count="0"/>
  </office:meta>
</office:document-meta>
</file>